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WenQuanYi Micro Hei" style:font-name-complex="Lohit Hind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193822531" text:style-name="L2">
        <text:list-item>
          <text:p text:style-name="P1">water particles</text:p>
        </text:list-item>
        <text:list-item>
          <text:p text:style-name="P1">2 possible states:</text:p>
          <text:list>
            <text:list-item>
              <text:p text:style-name="P1">adsorbed <text:span text:style-name="T1">–</text:span><text:span text:style-name="T2"> participates in reactions</text:span></text:p>
            </text:list-item>
            <text:list-item>
              <text:p text:style-name="P1">free <text:span text:style-name="T1">– flow</text:span></text:p>
            </text:list-item>
          </text:list>
        </text:list-item>
        <text:list-item>
          <text:p text:style-name="P1">certain speed if particle is free</text:p>
        </text:list-item>
        <text:list-item>
          <text:p text:style-name="P1">matrix defines probabilities of switching between stat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4:19:23</meta:creation-date>
    <dc:date>2012-04-11T14:48:34</dc:date>
    <meta:editing-duration>PT29M12S</meta:editing-duration>
    <meta:editing-cycles>6</meta:editing-cycles>
    <meta:generator>LibreOffice/3.4$Unix LibreOffice_project/340m1$Build-402</meta:generator>
    <meta:document-statistic meta:table-count="0" meta:image-count="0" meta:object-count="0" meta:page-count="1" meta:paragraph-count="6" meta:word-count="32" meta:character-count="175" meta:non-whitespace-character-count="155"/>
  </office:meta>
</office:document-meta>
</file>